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table:style-name="ce2"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9" calcext:value-type="float">
            <text:p>149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84.49" calcext:value-type="float">
            <text:p>84.4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7" calcext:value-type="float">
            <text:p>207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2" office:value-type="float" office:value="93.02" calcext:value-type="float">
            <text:p>93.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40" calcext:value-type="float">
            <text:p>40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92.31" calcext:value-type="float">
            <text:p>92.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4" calcext:value-type="float">
            <text:p>84</text:p>
          </table:table-cell>
          <table:table-cell table:formula="of:=[.B8]-[.E8]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" office:value-type="float" office:value="89.46" calcext:value-type="float">
            <text:p>89.4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3" calcext:value-type="float">
            <text:p>263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5" calcext:value-type="float">
            <text:p>165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0.72" calcext:value-type="float">
            <text:p>90.7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3" calcext:value-type="float">
            <text:p>313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2" office:value-type="float" office:value="94.14" calcext:value-type="float">
            <text:p>94.1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41" calcext:value-type="float">
            <text:p>241</text:p>
          </table:table-cell>
          <table:table-cell table:formula="of:=[.B15]-[.E15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float" office:value="92.92" calcext:value-type="float">
            <text:p>92.9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7" calcext:value-type="float">
            <text:p>197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8" calcext:value-type="float">
            <text:p>8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.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1]*[.A21]/100; 0)" office:value-type="float" office:value="7" calcext:value-type="float">
            <text:p>7</text:p>
          </table:table-cell>
          <table:table-cell table:style-name="ce7" table:formula="of:=[.B21]-[.E2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79.43" calcext:value-type="float">
            <text:p>79.4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2]*[.A22]/100; 0)" office:value-type="float" office:value="224" calcext:value-type="float">
            <text:p>224</text:p>
          </table:table-cell>
          <table:table-cell table:formula="of:=[.B22]-[.E22]" office:value-type="float" office:value="58" calcext:value-type="float">
            <text:p>58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3]*[.A23]/100; 0)" office:value-type="float" office:value="5" calcext:value-type="float">
            <text:p>5</text:p>
          </table:table-cell>
          <table:table-cell table:style-name="ce7" table:formula="of:=[.B23]-[.E2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4]*[.A24]/100; 0)" office:value-type="float" office:value="96" calcext:value-type="float">
            <text:p>96</text:p>
          </table:table-cell>
          <table:table-cell table:formula="of:=[.B24]-[.E24]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5]*[.A25]/100; 0)" office:value-type="float" office:value="180" calcext:value-type="float">
            <text:p>180</text:p>
          </table:table-cell>
          <table:table-cell table:formula="of:=[.B25]-[.E25]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6]*[.A26]/100; 0)" office:value-type="float" office:value="70" calcext:value-type="float">
            <text:p>70</text:p>
          </table:table-cell>
          <table:table-cell table:formula="of:=[.B26]-[.E26]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7]*[.A27]/100; 0)" office:value-type="float" office:value="10" calcext:value-type="float">
            <text:p>10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4" calcext:value-type="float">
            <text:p>84.0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8]*[.A28]/100; 0)" office:value-type="float" office:value="399" calcext:value-type="float">
            <text:p>399</text:p>
          </table:table-cell>
          <table:table-cell table:formula="of:=[.B28]-[.E28]" office:value-type="float" office:value="76" calcext:value-type="float">
            <text:p>76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9]*[.A29]/100; 0)" office:value-type="float" office:value="6" calcext:value-type="float">
            <text:p>6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0]*[.A30]/100; 0)" office:value-type="float" office:value="3" calcext:value-type="float">
            <text:p>3</text:p>
          </table:table-cell>
          <table:table-cell table:style-name="ce7" table:formula="of:=[.B30]-[.E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32]*100/[.B32]; 2)" office:value-type="float" office:value="90.57" calcext:value-type="float">
            <text:p>90.57</text:p>
          </table:table-cell>
          <table:table-cell table:formula="of:=SUM([.B2:.B30])" office:value-type="float" office:value="3837" calcext:value-type="float">
            <text:p>3837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0])" office:value-type="float" office:value="3475" calcext:value-type="float">
            <text:p>3475</text:p>
          </table:table-cell>
          <table:table-cell table:formula="of:=[.B32]-[.E32]" office:value-type="float" office:value="362" calcext:value-type="float">
            <text:p>362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30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3:27:12.4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ent Seidel</meta:initial-creator>
    <meta:creation-date>2021-03-11T07:38:55.499711045</meta:creation-date>
    <dc:date>2021-06-02T13:32:23.370000000</dc:date>
    <meta:editing-duration>P6DT8H9M33S</meta:editing-duration>
    <meta:editing-cycles>45</meta:editing-cycles>
    <meta:generator>LibreOffice/7.1.3.2$Windows_X86_64 LibreOffice_project/47f78053abe362b9384784d31a6e56f8511eb1c1</meta:generator>
    <meta:document-statistic meta:table-count="1" meta:cell-count="156" meta:object-count="0"/>
  </office:meta>
</office:document-meta>
</file>